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1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setD( List &lt; CommonObject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setC( CommonObjec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setB( Common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setA( List &lt; CommonObject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